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9.611cm"/>
    </style:style>
    <style:style style:name="co3" style:family="table-column">
      <style:table-column-properties fo:break-before="auto" style:column-width="14.0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11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9.488cm"/>
    </style:style>
    <style:style style:name="co8" style:family="table-column">
      <style:table-column-properties fo:break-before="auto" style:column-width="7.216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11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/>
          <table:table-cell table:style-name="ce1" office:value-type="string" calcext:value-type="string">
            <text:p>Insert result from grepWin to the $names and $titles worksheets. Change mod name in the A7</text:p>
          </table:table-cell>
          <table:table-cell table:style-name="ce7" office:value-type="string" calcext:value-type="string">
            <text:p>Localization { en-us {</text:p>
          </table:table-cell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7];[.$A$4];[$names.$C2];[.$A$5])" office:value-type="string" office:string-value="@PART[SR_Adapter]:NEEDS[RationalResourcesParts]     {@title = #LOC_SR_Adapter_title    }" calcext:value-type="string">
            <text:p>@PART[SR_Adapter]:NEEDS[RationalResourcesParts] <text:s text:c="4"/>{@title = #LOC_SR_Adapter_title <text:s text:c="3"/>}</text:p>
          </table:table-cell>
          <table:table-cell table:formula="of:=COM.MICROSOFT.CONCAT(&quot;#LOC_&quot;;[$names.$C2];&quot;_title = &quot;;[$titles.$C2];&quot;    // &quot;;[$titles.$C2])" office:value-type="string" office:string-value="#LOC_SR_Adapter_title = Sounding Rocket Adapter    // Sounding Rocket Adapter" calcext:value-type="string">
            <text:p>#LOC_SR_Adapter_title = Sounding Rocket Adapter <text:s text:c="3"/>// Sounding Rocket Adapter</text:p>
          </table:table-cell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7];[.$A$4];[$names.$C3];[.$A$5])" office:value-type="string" office:string-value="@PART[SR_Aerospike]:NEEDS[RationalResourcesParts]     {@title = #LOC_SR_Aerospike_title    }" calcext:value-type="string">
            <text:p>@PART[SR_Aerospike]:NEEDS[RationalResourcesParts] <text:s text:c="4"/>{@title = #LOC_SR_Aerospike_title <text:s text:c="3"/>}</text:p>
          </table:table-cell>
          <table:table-cell table:formula="of:=COM.MICROSOFT.CONCAT(&quot;#LOC_&quot;;[$names.$C3];&quot;_title = &quot;;[$titles.$C3];&quot;    // &quot;;[$titles.$C3])" office:value-type="string" office:string-value="#LOC_SR_Aerospike_title = Mini Aerospike Engine    // Mini Aerospike Engine" calcext:value-type="string">
            <text:p>#LOC_SR_Aerospike_title = Mini Aerospike Engine <text:s text:c="3"/>// Mini Aerospike Engine</text:p>
          </table:table-cell>
        </table:table-row>
        <table:table-row table:style-name="ro1">
          <table:table-cell table:style-name="ce1" office:value-type="string" calcext:value-type="string">
            <text:p>] <text:s text:c="4"/>{@title = #LOC_</text:p>
          </table:table-cell>
          <table:table-cell table:formula="of:=COM.MICROSOFT.CONCAT([.$A$2];[$names.$C4];[.$A$3];[.$A$7];[.$A$4];[$names.$C4];[.$A$5])" office:value-type="string" office:string-value="@PART[SR_Battery]:NEEDS[RationalResourcesParts]     {@title = #LOC_SR_Battery_title    }" calcext:value-type="string">
            <text:p>@PART[SR_Battery]:NEEDS[RationalResourcesParts] <text:s text:c="4"/>{@title = #LOC_SR_Battery_title <text:s text:c="3"/>}</text:p>
          </table:table-cell>
          <table:table-cell table:formula="of:=COM.MICROSOFT.CONCAT(&quot;#LOC_&quot;;[$names.$C4];&quot;_title = &quot;;[$titles.$C4];&quot;    // &quot;;[$titles.$C4])" office:value-type="string" office:string-value="#LOC_SR_Battery_title = Mini Battery Pack    // Mini Battery Pack" calcext:value-type="string">
            <text:p>#LOC_SR_Battery_title = Mini Battery Pack <text:s text:c="3"/>// Mini Battery Pack</text:p>
          </table:table-cell>
        </table:table-row>
        <table:table-row table:style-name="ro1">
          <table:table-cell table:style-name="ce1" office:value-type="string" calcext:value-type="string">
            <text:p>_title <text:s text:c="3"/>}</text:p>
          </table:table-cell>
          <table:table-cell table:formula="of:=COM.MICROSOFT.CONCAT([.$A$2];[$names.$C5];[.$A$3];[.$A$7];[.$A$4];[$names.$C5];[.$A$5])" office:value-type="string" office:string-value="@PART[SR_CargoChute]:NEEDS[RationalResourcesParts]     {@title = #LOC_SR_CargoChute_title    }" calcext:value-type="string">
            <text:p>@PART[SR_CargoChute]:NEEDS[RationalResourcesParts] <text:s text:c="4"/>{@title = #LOC_SR_CargoChute_title <text:s text:c="3"/>}</text:p>
          </table:table-cell>
          <table:table-cell table:formula="of:=COM.MICROSOFT.CONCAT(&quot;#LOC_&quot;;[$names.$C5];&quot;_title = &quot;;[$titles.$C5];&quot;    // &quot;;[$titles.$C5])" office:value-type="string" office:string-value="#LOC_SR_CargoChute_title = Heavy Cargo Chute    // Heavy Cargo Chute" calcext:value-type="string">
            <text:p>#LOC_SR_CargoChute_title = Heavy Cargo Chute <text:s text:c="3"/>// Heavy Cargo Chute</text:p>
          </table:table-cell>
        </table:table-row>
        <table:table-row table:style-name="ro1">
          <table:table-cell table:style-name="ce1" office:value-type="string" calcext:value-type="string">
            <text:p>MOD:</text:p>
          </table:table-cell>
          <table:table-cell table:formula="of:=COM.MICROSOFT.CONCAT([.$A$2];[$names.$C6];[.$A$3];[.$A$7];[.$A$4];[$names.$C6];[.$A$5])" office:value-type="string" office:string-value="@PART[SR_CargoDrogueChute]:NEEDS[RationalResourcesParts]     {@title = #LOC_SR_CargoDrogueChute_title    }" calcext:value-type="string">
            <text:p>@PART[SR_CargoDrogueChute]:NEEDS[RationalResourcesParts] <text:s text:c="4"/>{@title = #LOC_SR_CargoDrogueChute_title <text:s text:c="3"/>}</text:p>
          </table:table-cell>
          <table:table-cell table:formula="of:=COM.MICROSOFT.CONCAT(&quot;#LOC_&quot;;[$names.$C6];&quot;_title = &quot;;[$titles.$C6];&quot;    // &quot;;[$titles.$C6])" office:value-type="string" office:string-value="#LOC_SR_CargoDrogueChute_title = Cargo Drogue Chute    // Cargo Drogue Chute" calcext:value-type="string">
            <text:p>#LOC_SR_CargoDrogueChute_title = Cargo Drogue Chute <text:s text:c="3"/>// Cargo Drogue Chute</text:p>
          </table:table-cell>
        </table:table-row>
        <table:table-row table:style-name="ro1">
          <table:table-cell table:style-name="ce5" office:value-type="string" calcext:value-type="string">
            <text:p>RationalResourcesParts</text:p>
          </table:table-cell>
          <table:table-cell table:formula="of:=COM.MICROSOFT.CONCAT([.$A$2];[$names.$C7];[.$A$3];[.$A$7];[.$A$4];[$names.$C7];[.$A$5])" office:value-type="string" office:string-value="@PART[SR_Decoupler]:NEEDS[RationalResourcesParts]     {@title = #LOC_SR_Decoupler_title    }" calcext:value-type="string">
            <text:p>@PART[SR_Decoupler]:NEEDS[RationalResourcesParts] <text:s text:c="4"/>{@title = #LOC_SR_Decoupler_title <text:s text:c="3"/>}</text:p>
          </table:table-cell>
          <table:table-cell table:formula="of:=COM.MICROSOFT.CONCAT(&quot;#LOC_&quot;;[$names.$C7];&quot;_title = &quot;;[$titles.$C7];&quot;    // &quot;;[$titles.$C7])" office:value-type="string" office:string-value="#LOC_SR_Decoupler_title = Mini stack separator (0.35m)    // Mini stack separator (0.35m)" calcext:value-type="string">
            <text:p>#LOC_SR_Decoupler_title = Mini stack separator (0.35m) <text:s text:c="3"/>// Mini stack separator (0.35m)</text:p>
          </table:table-cell>
        </table:table-row>
        <table:table-row table:style-name="ro1">
          <table:table-cell/>
          <table:table-cell table:formula="of:=COM.MICROSOFT.CONCAT([.$A$2];[$names.$C8];[.$A$3];[.$A$7];[.$A$4];[$names.$C8];[.$A$5])" office:value-type="string" office:string-value="@PART[SR_Gridfin_01]:NEEDS[RationalResourcesParts]     {@title = #LOC_SR_Gridfin_01_title    }" calcext:value-type="string">
            <text:p>@PART[SR_Gridfin_01]:NEEDS[RationalResourcesParts] <text:s text:c="4"/>{@title = #LOC_SR_Gridfin_01_title <text:s text:c="3"/>}</text:p>
          </table:table-cell>
          <table:table-cell table:formula="of:=COM.MICROSOFT.CONCAT(&quot;#LOC_&quot;;[$names.$C8];&quot;_title = &quot;;[$titles.$C8];&quot;    // &quot;;[$titles.$C8])" office:value-type="string" office:string-value="#LOC_SR_Gridfin_01_title = Small GridFin    // Small GridFin" calcext:value-type="string">
            <text:p>#LOC_SR_Gridfin_01_title = Small GridFin <text:s text:c="3"/>// Small GridFin</text:p>
          </table:table-cell>
        </table:table-row>
        <table:table-row table:style-name="ro1">
          <table:table-cell/>
          <table:table-cell table:formula="of:=COM.MICROSOFT.CONCAT([.$A$2];[$names.$C9];[.$A$3];[.$A$7];[.$A$4];[$names.$C9];[.$A$5])" office:value-type="string" office:string-value="@PART[SR_Gridfin_02]:NEEDS[RationalResourcesParts]     {@title = #LOC_SR_Gridfin_02_title    }" calcext:value-type="string">
            <text:p>@PART[SR_Gridfin_02]:NEEDS[RationalResourcesParts] <text:s text:c="4"/>{@title = #LOC_SR_Gridfin_02_title <text:s text:c="3"/>}</text:p>
          </table:table-cell>
          <table:table-cell table:formula="of:=COM.MICROSOFT.CONCAT(&quot;#LOC_&quot;;[$names.$C9];&quot;_title = &quot;;[$titles.$C9];&quot;    // &quot;;[$titles.$C9])" office:value-type="string" office:string-value="#LOC_SR_Gridfin_02_title = Medium GridFin    // Medium GridFin" calcext:value-type="string">
            <text:p>#LOC_SR_Gridfin_02_title = Medium GridFin <text:s text:c="3"/>// Medium GridFin</text:p>
          </table:table-cell>
        </table:table-row>
        <table:table-row table:style-name="ro1">
          <table:table-cell/>
          <table:table-cell table:formula="of:=COM.MICROSOFT.CONCAT([.$A$2];[$names.$C10];[.$A$3];[.$A$7];[.$A$4];[$names.$C10];[.$A$5])" office:value-type="string" office:string-value="@PART[SR_Gridfin_03]:NEEDS[RationalResourcesParts]     {@title = #LOC_SR_Gridfin_03_title    }" calcext:value-type="string">
            <text:p>@PART[SR_Gridfin_03]:NEEDS[RationalResourcesParts] <text:s text:c="4"/>{@title = #LOC_SR_Gridfin_03_title <text:s text:c="3"/>}</text:p>
          </table:table-cell>
          <table:table-cell table:formula="of:=COM.MICROSOFT.CONCAT(&quot;#LOC_&quot;;[$names.$C10];&quot;_title = &quot;;[$titles.$C10];&quot;    // &quot;;[$titles.$C10])" office:value-type="string" office:string-value="#LOC_SR_Gridfin_03_title = Large GridFin    // Large GridFin" calcext:value-type="string">
            <text:p>#LOC_SR_Gridfin_03_title = Large GridFin <text:s text:c="3"/>// Large GridFin</text:p>
          </table:table-cell>
        </table:table-row>
        <table:table-row table:style-name="ro1">
          <table:table-cell/>
          <table:table-cell table:formula="of:=COM.MICROSOFT.CONCAT([.$A$2];[$names.$C11];[.$A$3];[.$A$7];[.$A$4];[$names.$C11];[.$A$5])" office:value-type="string" office:string-value="@PART[SR_Gyroscope]:NEEDS[RationalResourcesParts]     {@title = #LOC_SR_Gyroscope_title    }" calcext:value-type="string">
            <text:p>@PART[SR_Gyroscope]:NEEDS[RationalResourcesParts] <text:s text:c="4"/>{@title = #LOC_SR_Gyroscope_title <text:s text:c="3"/>}</text:p>
          </table:table-cell>
          <table:table-cell table:formula="of:=COM.MICROSOFT.CONCAT(&quot;#LOC_&quot;;[$names.$C11];&quot;_title = &quot;;[$titles.$C11];&quot;    // &quot;;[$titles.$C11])" office:value-type="string" office:string-value="#LOC_SR_Gyroscope_title = Gyroscope (Small)    // Gyroscope (Small)" calcext:value-type="string">
            <text:p>#LOC_SR_Gyroscope_title = Gyroscope (Small) <text:s text:c="3"/>// Gyroscope (Small)</text:p>
          </table:table-cell>
        </table:table-row>
        <table:table-row table:style-name="ro1">
          <table:table-cell/>
          <table:table-cell table:formula="of:=COM.MICROSOFT.CONCAT([.$A$2];[$names.$C12];[.$A$3];[.$A$7];[.$A$4];[$names.$C12];[.$A$5])" office:value-type="string" office:string-value="@PART[SR_InlineProbe]:NEEDS[RationalResourcesParts]     {@title = #LOC_SR_InlineProbe_title    }" calcext:value-type="string">
            <text:p>@PART[SR_InlineProbe]:NEEDS[RationalResourcesParts] <text:s text:c="4"/>{@title = #LOC_SR_InlineProbe_title <text:s text:c="3"/>}</text:p>
          </table:table-cell>
          <table:table-cell table:formula="of:=COM.MICROSOFT.CONCAT(&quot;#LOC_&quot;;[$names.$C12];&quot;_title = &quot;;[$titles.$C12];&quot;    // &quot;;[$titles.$C12])" office:value-type="string" office:string-value="#LOC_SR_InlineProbe_title = M-315 Probe Core    // M-315 Probe Core" calcext:value-type="string">
            <text:p>#LOC_SR_InlineProbe_title = M-315 Probe Core <text:s text:c="3"/>// M-315 Probe Core</text:p>
          </table:table-cell>
        </table:table-row>
        <table:table-row table:style-name="ro1">
          <table:table-cell/>
          <table:table-cell table:formula="of:=COM.MICROSOFT.CONCAT([.$A$2];[$names.$C13];[.$A$3];[.$A$7];[.$A$4];[$names.$C13];[.$A$5])" office:value-type="string" office:string-value="@PART[SR_LaunchStick]:NEEDS[RationalResourcesParts]     {@title = #LOC_SR_LaunchStick_title    }" calcext:value-type="string">
            <text:p>@PART[SR_LaunchStick]:NEEDS[RationalResourcesParts] <text:s text:c="4"/>{@title = #LOC_SR_LaunchStick_title <text:s text:c="3"/>}</text:p>
          </table:table-cell>
          <table:table-cell table:formula="of:=COM.MICROSOFT.CONCAT(&quot;#LOC_&quot;;[$names.$C13];&quot;_title = &quot;;[$titles.$C13];&quot;    // &quot;;[$titles.$C13])" office:value-type="string" office:string-value="#LOC_SR_LaunchStick_title = Launch Stick    // Launch Stick" calcext:value-type="string">
            <text:p>#LOC_SR_LaunchStick_title = Launch Stick <text:s text:c="3"/>// Launch Stick</text:p>
          </table:table-cell>
        </table:table-row>
        <table:table-row table:style-name="ro1">
          <table:table-cell/>
          <table:table-cell table:formula="of:=COM.MICROSOFT.CONCAT([.$A$2];[$names.$C14];[.$A$3];[.$A$7];[.$A$4];[$names.$C14];[.$A$5])" office:value-type="string" office:string-value="@PART[SR_Nosecone_35]:NEEDS[RationalResourcesParts]     {@title = #LOC_SR_Nosecone_35_title    }" calcext:value-type="string">
            <text:p>@PART[SR_Nosecone_35]:NEEDS[RationalResourcesParts] <text:s text:c="4"/>{@title = #LOC_SR_Nosecone_35_title <text:s text:c="3"/>}</text:p>
          </table:table-cell>
          <table:table-cell table:formula="of:=COM.MICROSOFT.CONCAT(&quot;#LOC_&quot;;[$names.$C14];&quot;_title = &quot;;[$titles.$C14];&quot;    // &quot;;[$titles.$C14])" office:value-type="string" office:string-value="#LOC_SR_Nosecone_35_title = Nosecone Parachute (0.35m)    // Nosecone Parachute (0.35m)" calcext:value-type="string">
            <text:p>#LOC_SR_Nosecone_35_title = Nosecone Parachute (0.35m) <text:s text:c="3"/>// Nosecone Parachute (0.35m)</text:p>
          </table:table-cell>
        </table:table-row>
        <table:table-row table:style-name="ro1">
          <table:table-cell/>
          <table:table-cell table:formula="of:=COM.MICROSOFT.CONCAT([.$A$2];[$names.$C15];[.$A$3];[.$A$7];[.$A$4];[$names.$C15];[.$A$5])" office:value-type="string" office:string-value="@PART[SR_Nosecone_625]:NEEDS[RationalResourcesParts]     {@title = #LOC_SR_Nosecone_625_title    }" calcext:value-type="string">
            <text:p>@PART[SR_Nosecone_625]:NEEDS[RationalResourcesParts] <text:s text:c="4"/>{@title = #LOC_SR_Nosecone_625_title <text:s text:c="3"/>}</text:p>
          </table:table-cell>
          <table:table-cell table:formula="of:=COM.MICROSOFT.CONCAT(&quot;#LOC_&quot;;[$names.$C15];&quot;_title = &quot;;[$titles.$C15];&quot;    // &quot;;[$titles.$C15])" office:value-type="string" office:string-value="#LOC_SR_Nosecone_625_title = Nosecone Parachute (0.625m)    // Nosecone Parachute (0.625m)" calcext:value-type="string">
            <text:p>#LOC_SR_Nosecone_625_title = Nosecone Parachute (0.625m) <text:s text:c="3"/>// Nosecone Parachute (0.625m)</text:p>
          </table:table-cell>
        </table:table-row>
        <table:table-row table:style-name="ro1">
          <table:table-cell/>
          <table:table-cell table:formula="of:=COM.MICROSOFT.CONCAT([.$A$2];[$names.$C16];[.$A$3];[.$A$7];[.$A$4];[$names.$C16];[.$A$5])" office:value-type="string" office:string-value="@PART[SR_PackChute_35]:NEEDS[RationalResourcesParts]     {@title = #LOC_SR_PackChute_35_title    }" calcext:value-type="string">
            <text:p>@PART[SR_PackChute_35]:NEEDS[RationalResourcesParts] <text:s text:c="4"/>{@title = #LOC_SR_PackChute_35_title <text:s text:c="3"/>}</text:p>
          </table:table-cell>
          <table:table-cell table:formula="of:=COM.MICROSOFT.CONCAT(&quot;#LOC_&quot;;[$names.$C16];&quot;_title = &quot;;[$titles.$C16];&quot;    // &quot;;[$titles.$C16])" office:value-type="string" office:string-value="#LOC_SR_PackChute_35_title = Pack Chute (Small)    // Pack Chute (Small)" calcext:value-type="string">
            <text:p>#LOC_SR_PackChute_35_title = Pack Chute (Small) <text:s text:c="3"/>// Pack Chute (Small)</text:p>
          </table:table-cell>
        </table:table-row>
        <table:table-row table:style-name="ro1">
          <table:table-cell/>
          <table:table-cell table:formula="of:=COM.MICROSOFT.CONCAT([.$A$2];[$names.$C17];[.$A$3];[.$A$7];[.$A$4];[$names.$C17];[.$A$5])" office:value-type="string" office:string-value="@PART[SR_Payload_01]:NEEDS[RationalResourcesParts]     {@title = #LOC_SR_Payload_01_title    }" calcext:value-type="string">
            <text:p>@PART[SR_Payload_01]:NEEDS[RationalResourcesParts] <text:s text:c="4"/>{@title = #LOC_SR_Payload_01_title <text:s text:c="3"/>}</text:p>
          </table:table-cell>
          <table:table-cell table:formula="of:=COM.MICROSOFT.CONCAT(&quot;#LOC_&quot;;[$names.$C17];&quot;_title = &quot;;[$titles.$C17];&quot;    // &quot;;[$titles.$C17])" office:value-type="string" office:string-value="#LOC_SR_Payload_01_title = Materials Study Mini-Lab    // Materials Study Mini-Lab" calcext:value-type="string">
            <text:p>#LOC_SR_Payload_01_title = Materials Study Mini-Lab <text:s text:c="3"/>// Materials Study Mini-Lab</text:p>
          </table:table-cell>
        </table:table-row>
        <table:table-row table:style-name="ro1">
          <table:table-cell/>
          <table:table-cell table:formula="of:=COM.MICROSOFT.CONCAT([.$A$2];[$names.$C18];[.$A$3];[.$A$7];[.$A$4];[$names.$C18];[.$A$5])" office:value-type="string" office:string-value="@PART[SR_Payload_02]:NEEDS[RationalResourcesParts]     {@title = #LOC_SR_Payload_02_title    }" calcext:value-type="string">
            <text:p>@PART[SR_Payload_02]:NEEDS[RationalResourcesParts] <text:s text:c="4"/>{@title = #LOC_SR_Payload_02_title <text:s text:c="3"/>}</text:p>
          </table:table-cell>
          <table:table-cell table:formula="of:=COM.MICROSOFT.CONCAT(&quot;#LOC_&quot;;[$names.$C18];&quot;_title = &quot;;[$titles.$C18];&quot;    // &quot;;[$titles.$C18])" office:value-type="string" office:string-value="#LOC_SR_Payload_02_title = Engineering Test Bay    // Engineering Test Bay" calcext:value-type="string">
            <text:p>#LOC_SR_Payload_02_title = Engineering Test Bay <text:s text:c="3"/>// Engineering Test Bay</text:p>
          </table:table-cell>
        </table:table-row>
        <table:table-row table:style-name="ro1">
          <table:table-cell/>
          <table:table-cell table:formula="of:=COM.MICROSOFT.CONCAT([.$A$2];[$names.$C19];[.$A$3];[.$A$7];[.$A$4];[$names.$C19];[.$A$5])" office:value-type="string" office:string-value="@PART[SR_Payload_03]:NEEDS[RationalResourcesParts]     {@title = #LOC_SR_Payload_03_title    }" calcext:value-type="string">
            <text:p>@PART[SR_Payload_03]:NEEDS[RationalResourcesParts] <text:s text:c="4"/>{@title = #LOC_SR_Payload_03_title <text:s text:c="3"/>}</text:p>
          </table:table-cell>
          <table:table-cell table:formula="of:=COM.MICROSOFT.CONCAT(&quot;#LOC_&quot;;[$names.$C19];&quot;_title = &quot;;[$titles.$C19];&quot;    // &quot;;[$titles.$C19])" office:value-type="string" office:string-value="#LOC_SR_Payload_03_title = Meteorological Survey Package    // Meteorological Survey Package" calcext:value-type="string">
            <text:p>#LOC_SR_Payload_03_title = Meteorological Survey Package <text:s text:c="3"/>// Meteorological Survey Package</text:p>
          </table:table-cell>
        </table:table-row>
        <table:table-row table:style-name="ro1">
          <table:table-cell/>
          <table:table-cell table:formula="of:=COM.MICROSOFT.CONCAT([.$A$2];[$names.$C20];[.$A$3];[.$A$7];[.$A$4];[$names.$C20];[.$A$5])" office:value-type="string" office:string-value="@PART[SR_Payload_04]:NEEDS[RationalResourcesParts]     {@title = #LOC_SR_Payload_04_title    }" calcext:value-type="string">
            <text:p>@PART[SR_Payload_04]:NEEDS[RationalResourcesParts] <text:s text:c="4"/>{@title = #LOC_SR_Payload_04_title <text:s text:c="3"/>}</text:p>
          </table:table-cell>
          <table:table-cell table:formula="of:=COM.MICROSOFT.CONCAT(&quot;#LOC_&quot;;[$names.$C20];&quot;_title = &quot;;[$titles.$C20];&quot;    // &quot;;[$titles.$C20])" office:value-type="string" office:string-value="#LOC_SR_Payload_04_title = Aeronomy Sensor Array    // Aeronomy Sensor Array" calcext:value-type="string">
            <text:p>#LOC_SR_Payload_04_title = Aeronomy Sensor Array <text:s text:c="3"/>// Aeronomy Sensor Array</text:p>
          </table:table-cell>
        </table:table-row>
        <table:table-row table:style-name="ro1">
          <table:table-cell/>
          <table:table-cell table:formula="of:=COM.MICROSOFT.CONCAT([.$A$2];[$names.$C21];[.$A$3];[.$A$7];[.$A$4];[$names.$C21];[.$A$5])" office:value-type="string" office:string-value="@PART[SR_PayloadFairing_35]:NEEDS[RationalResourcesParts]     {@title = #LOC_SR_PayloadFairing_35_title    }" calcext:value-type="string">
            <text:p>@PART[SR_PayloadFairing_35]:NEEDS[RationalResourcesParts] <text:s text:c="4"/>{@title = #LOC_SR_PayloadFairing_35_title <text:s text:c="3"/>}</text:p>
          </table:table-cell>
          <table:table-cell table:formula="of:=COM.MICROSOFT.CONCAT(&quot;#LOC_&quot;;[$names.$C21];&quot;_title = &quot;;[$titles.$C21];&quot;    // &quot;;[$titles.$C21])" office:value-type="string" office:string-value="#LOC_SR_PayloadFairing_35_title = Payload Fairing (0.35m)    // Payload Fairing (0.35m)" calcext:value-type="string">
            <text:p>#LOC_SR_PayloadFairing_35_title = Payload Fairing (0.35m) <text:s text:c="3"/>// Payload Fairing (0.35m)</text:p>
          </table:table-cell>
        </table:table-row>
        <table:table-row table:style-name="ro1">
          <table:table-cell/>
          <table:table-cell table:formula="of:=COM.MICROSOFT.CONCAT([.$A$2];[$names.$C22];[.$A$3];[.$A$7];[.$A$4];[$names.$C22];[.$A$5])" office:value-type="string" office:string-value="@PART[SR_PayloadFairing_625]:NEEDS[RationalResourcesParts]     {@title = #LOC_SR_PayloadFairing_625_title    }" calcext:value-type="string">
            <text:p>@PART[SR_PayloadFairing_625]:NEEDS[RationalResourcesParts] <text:s text:c="4"/>{@title = #LOC_SR_PayloadFairing_625_title <text:s text:c="3"/>}</text:p>
          </table:table-cell>
          <table:table-cell table:formula="of:=COM.MICROSOFT.CONCAT(&quot;#LOC_&quot;;[$names.$C22];&quot;_title = &quot;;[$titles.$C22];&quot;    // &quot;;[$titles.$C22])" office:value-type="string" office:string-value="#LOC_SR_PayloadFairing_625_title = Payload Fairing (0.625m)    // Payload Fairing (0.625m)" calcext:value-type="string">
            <text:p>#LOC_SR_PayloadFairing_625_title = Payload Fairing (0.625m) <text:s text:c="3"/>// Payload Fairing (0.625m)</text:p>
          </table:table-cell>
        </table:table-row>
        <table:table-row table:style-name="ro1">
          <table:table-cell/>
          <table:table-cell table:formula="of:=COM.MICROSOFT.CONCAT([.$A$2];[$names.$C23];[.$A$3];[.$A$7];[.$A$4];[$names.$C23];[.$A$5])" office:value-type="string" office:string-value="@PART[SR_PayloadTruss_35]:NEEDS[RationalResourcesParts]     {@title = #LOC_SR_PayloadTruss_35_title    }" calcext:value-type="string">
            <text:p>@PART[SR_PayloadTruss_35]:NEEDS[RationalResourcesParts] <text:s text:c="4"/>{@title = #LOC_SR_PayloadTruss_35_title <text:s text:c="3"/>}</text:p>
          </table:table-cell>
          <table:table-cell table:formula="of:=COM.MICROSOFT.CONCAT(&quot;#LOC_&quot;;[$names.$C23];&quot;_title = &quot;;[$titles.$C23];&quot;    // &quot;;[$titles.$C23])" office:value-type="string" office:string-value="#LOC_SR_PayloadTruss_35_title = Payload Truss (0.35m)    // Payload Truss (0.35m)" calcext:value-type="string">
            <text:p>#LOC_SR_PayloadTruss_35_title = Payload Truss (0.35m) <text:s text:c="3"/>// Payload Truss (0.35m)</text:p>
          </table:table-cell>
        </table:table-row>
        <table:table-row table:style-name="ro1">
          <table:table-cell/>
          <table:table-cell table:formula="of:=COM.MICROSOFT.CONCAT([.$A$2];[$names.$C24];[.$A$3];[.$A$7];[.$A$4];[$names.$C24];[.$A$5])" office:value-type="string" office:string-value="@PART[SR_PayloadTruss_625]:NEEDS[RationalResourcesParts]     {@title = #LOC_SR_PayloadTruss_625_title    }" calcext:value-type="string">
            <text:p>@PART[SR_PayloadTruss_625]:NEEDS[RationalResourcesParts] <text:s text:c="4"/>{@title = #LOC_SR_PayloadTruss_625_title <text:s text:c="3"/>}</text:p>
          </table:table-cell>
          <table:table-cell table:formula="of:=COM.MICROSOFT.CONCAT(&quot;#LOC_&quot;;[$names.$C24];&quot;_title = &quot;;[$titles.$C24];&quot;    // &quot;;[$titles.$C24])" office:value-type="string" office:string-value="#LOC_SR_PayloadTruss_625_title = Payload Truss (0.625m)    // Payload Truss (0.625m)" calcext:value-type="string">
            <text:p>#LOC_SR_PayloadTruss_625_title = Payload Truss (0.625m) <text:s text:c="3"/>// Payload Truss (0.625m)</text:p>
          </table:table-cell>
        </table:table-row>
        <table:table-row table:style-name="ro1">
          <table:table-cell/>
          <table:table-cell table:formula="of:=COM.MICROSOFT.CONCAT([.$A$2];[$names.$C25];[.$A$3];[.$A$7];[.$A$4];[$names.$C25];[.$A$5])" office:value-type="string" office:string-value="@PART[SR_ProbeCore]:NEEDS[RationalResourcesParts]     {@title = #LOC_SR_ProbeCore_title    }" calcext:value-type="string">
            <text:p>@PART[SR_ProbeCore]:NEEDS[RationalResourcesParts] <text:s text:c="4"/>{@title = #LOC_SR_ProbeCore_title <text:s text:c="3"/>}</text:p>
          </table:table-cell>
          <table:table-cell table:formula="of:=COM.MICROSOFT.CONCAT(&quot;#LOC_&quot;;[$names.$C25];&quot;_title = &quot;;[$titles.$C25];&quot;    // &quot;;[$titles.$C25])" office:value-type="string" office:string-value="#LOC_SR_ProbeCore_title = Avionics Package    // Avionics Package" calcext:value-type="string">
            <text:p>#LOC_SR_ProbeCore_title = Avionics Package <text:s text:c="3"/>// Avionics Package</text:p>
          </table:table-cell>
        </table:table-row>
        <table:table-row table:style-name="ro1">
          <table:table-cell/>
          <table:table-cell table:formula="of:=COM.MICROSOFT.CONCAT([.$A$2];[$names.$C26];[.$A$3];[.$A$7];[.$A$4];[$names.$C26];[.$A$5])" office:value-type="string" office:string-value="@PART[SR_Rocket_35_01]:NEEDS[RationalResourcesParts]     {@title = #LOC_SR_Rocket_35_01_title    }" calcext:value-type="string">
            <text:p>@PART[SR_Rocket_35_01]:NEEDS[RationalResourcesParts] <text:s text:c="4"/>{@title = #LOC_SR_Rocket_35_01_title <text:s text:c="3"/>}</text:p>
          </table:table-cell>
          <table:table-cell table:formula="of:=COM.MICROSOFT.CONCAT(&quot;#LOC_&quot;;[$names.$C26];&quot;_title = &quot;;[$titles.$C26];&quot;    // &quot;;[$titles.$C26])" office:value-type="string" office:string-value="#LOC_SR_Rocket_35_01_title = SRM-S Sounding Rocket Motor    // SRM-S Sounding Rocket Motor" calcext:value-type="string">
            <text:p>#LOC_SR_Rocket_35_01_title = SRM-S Sounding Rocket Motor <text:s text:c="3"/>// SRM-S Sounding Rocket Motor</text:p>
          </table:table-cell>
        </table:table-row>
        <table:table-row table:style-name="ro1">
          <table:table-cell/>
          <table:table-cell table:formula="of:=COM.MICROSOFT.CONCAT([.$A$2];[$names.$C27];[.$A$3];[.$A$7];[.$A$4];[$names.$C27];[.$A$5])" office:value-type="string" office:string-value="@PART[SR_Rocket_35_02]:NEEDS[RationalResourcesParts]     {@title = #LOC_SR_Rocket_35_02_title    }" calcext:value-type="string">
            <text:p>@PART[SR_Rocket_35_02]:NEEDS[RationalResourcesParts] <text:s text:c="4"/>{@title = #LOC_SR_Rocket_35_02_title <text:s text:c="3"/>}</text:p>
          </table:table-cell>
          <table:table-cell table:formula="of:=COM.MICROSOFT.CONCAT(&quot;#LOC_&quot;;[$names.$C27];&quot;_title = &quot;;[$titles.$C27];&quot;    // &quot;;[$titles.$C27])" office:value-type="string" office:string-value="#LOC_SR_Rocket_35_02_title = SRM-L Sounding Rocket Motor    // SRM-L Sounding Rocket Motor" calcext:value-type="string">
            <text:p>#LOC_SR_Rocket_35_02_title = SRM-L Sounding Rocket Motor <text:s text:c="3"/>// SRM-L Sounding Rocket Motor</text:p>
          </table:table-cell>
        </table:table-row>
        <table:table-row table:style-name="ro1">
          <table:table-cell/>
          <table:table-cell table:formula="of:=COM.MICROSOFT.CONCAT([.$A$2];[$names.$C28];[.$A$3];[.$A$7];[.$A$4];[$names.$C28];[.$A$5])" office:value-type="string" office:string-value="@PART[SR_Rocket_625_01]:NEEDS[RationalResourcesParts]     {@title = #LOC_SR_Rocket_625_01_title    }" calcext:value-type="string">
            <text:p>@PART[SR_Rocket_625_01]:NEEDS[RationalResourcesParts] <text:s text:c="4"/>{@title = #LOC_SR_Rocket_625_01_title <text:s text:c="3"/>}</text:p>
          </table:table-cell>
          <table:table-cell table:formula="of:=COM.MICROSOFT.CONCAT(&quot;#LOC_&quot;;[$names.$C28];&quot;_title = &quot;;[$titles.$C28];&quot;    // &quot;;[$titles.$C28])" office:value-type="string" office:string-value="#LOC_SR_Rocket_625_01_title = SRM-XL Sounding Rocket Motor    // SRM-XL Sounding Rocket Motor" calcext:value-type="string">
            <text:p>#LOC_SR_Rocket_625_01_title = SRM-XL Sounding Rocket Motor <text:s text:c="3"/>// SRM-XL Sounding Rocket Motor</text:p>
          </table:table-cell>
        </table:table-row>
        <table:table-row table:style-name="ro1">
          <table:table-cell/>
          <table:table-cell table:formula="of:=COM.MICROSOFT.CONCAT([.$A$2];[$names.$C29];[.$A$3];[.$A$7];[.$A$4];[$names.$C29];[.$A$5])" office:value-type="string" office:string-value="@PART[SR_Stack_Battery]:NEEDS[RationalResourcesParts]     {@title = #LOC_SR_Stack_Battery_title    }" calcext:value-type="string">
            <text:p>@PART[SR_Stack_Battery]:NEEDS[RationalResourcesParts] <text:s text:c="4"/>{@title = #LOC_SR_Stack_Battery_title <text:s text:c="3"/>}</text:p>
          </table:table-cell>
          <table:table-cell table:formula="of:=COM.MICROSOFT.CONCAT(&quot;#LOC_&quot;;[$names.$C29];&quot;_title = &quot;;[$titles.$C29];&quot;    // &quot;;[$titles.$C29])" office:value-type="string" office:string-value="#LOC_SR_Stack_Battery_title = Mini Battery Pack    // Mini Battery Pack" calcext:value-type="string">
            <text:p>#LOC_SR_Stack_Battery_title = Mini Battery Pack <text:s text:c="3"/>// Mini Battery Pack</text:p>
          </table:table-cell>
        </table:table-row>
        <table:table-row table:style-name="ro1">
          <table:table-cell/>
          <table:table-cell table:formula="of:=COM.MICROSOFT.CONCAT([.$A$2];[$names.$C30];[.$A$3];[.$A$7];[.$A$4];[$names.$C30];[.$A$5])" office:value-type="string" office:string-value="@PART[SR_Tank_35_01]:NEEDS[RationalResourcesParts]     {@title = #LOC_SR_Tank_35_01_title    }" calcext:value-type="string">
            <text:p>@PART[SR_Tank_35_01]:NEEDS[RationalResourcesParts] <text:s text:c="4"/>{@title = #LOC_SR_Tank_35_01_title <text:s text:c="3"/>}</text:p>
          </table:table-cell>
          <table:table-cell table:formula="of:=COM.MICROSOFT.CONCAT(&quot;#LOC_&quot;;[$names.$C30];&quot;_title = &quot;;[$titles.$C30];&quot;    // &quot;;[$titles.$C30])" office:value-type="string" office:string-value="#LOC_SR_Tank_35_01_title = SR-35A Fuel Tank    // SR-35A Fuel Tank" calcext:value-type="string">
            <text:p>#LOC_SR_Tank_35_01_title = SR-35A Fuel Tank <text:s text:c="3"/>// SR-35A Fuel Tank</text:p>
          </table:table-cell>
        </table:table-row>
        <table:table-row table:style-name="ro1">
          <table:table-cell/>
          <table:table-cell table:formula="of:=COM.MICROSOFT.CONCAT([.$A$2];[$names.$C31];[.$A$3];[.$A$7];[.$A$4];[$names.$C31];[.$A$5])" office:value-type="string" office:string-value="@PART[SR_Tank_625_01]:NEEDS[RationalResourcesParts]     {@title = #LOC_SR_Tank_625_01_title    }" calcext:value-type="string">
            <text:p>@PART[SR_Tank_625_01]:NEEDS[RationalResourcesParts] <text:s text:c="4"/>{@title = #LOC_SR_Tank_625_01_title <text:s text:c="3"/>}</text:p>
          </table:table-cell>
          <table:table-cell table:formula="of:=COM.MICROSOFT.CONCAT(&quot;#LOC_&quot;;[$names.$C31];&quot;_title = &quot;;[$titles.$C31];&quot;    // &quot;;[$titles.$C31])" office:value-type="string" office:string-value="#LOC_SR_Tank_625_01_title = SR-625A Fuel Tank    // SR-625A Fuel Tank" calcext:value-type="string">
            <text:p>#LOC_SR_Tank_625_01_title = SR-625A Fuel Tank <text:s text:c="3"/>// SR-625A Fuel Tank</text:p>
          </table:table-cell>
        </table:table-row>
        <table:table-row table:style-name="ro1">
          <table:table-cell/>
          <table:table-cell table:formula="of:=COM.MICROSOFT.CONCAT([.$A$2];[$names.$C32];[.$A$3];[.$A$7];[.$A$4];[$names.$C32];[.$A$5])" office:value-type="string" office:string-value="@PART[SR_Wing_01]:NEEDS[RationalResourcesParts]     {@title = #LOC_SR_Wing_01_title    }" calcext:value-type="string">
            <text:p>@PART[SR_Wing_01]:NEEDS[RationalResourcesParts] <text:s text:c="4"/>{@title = #LOC_SR_Wing_01_title <text:s text:c="3"/>}</text:p>
          </table:table-cell>
          <table:table-cell table:formula="of:=COM.MICROSOFT.CONCAT(&quot;#LOC_&quot;;[$names.$C32];&quot;_title = &quot;;[$titles.$C32];&quot;    // &quot;;[$titles.$C32])" office:value-type="string" office:string-value="#LOC_SR_Wing_01_title = Rocket fin (large)    // Rocket fin (large)" calcext:value-type="string">
            <text:p>#LOC_SR_Wing_01_title = Rocket fin (large) <text:s text:c="3"/>// Rocket fin (large)</text:p>
          </table:table-cell>
        </table:table-row>
        <table:table-row table:style-name="ro1">
          <table:table-cell/>
          <table:table-cell table:formula="of:=COM.MICROSOFT.CONCAT([.$A$2];[$names.$C33];[.$A$3];[.$A$7];[.$A$4];[$names.$C33];[.$A$5])" office:value-type="string" office:string-value="@PART[SR_Wing_02]:NEEDS[RationalResourcesParts]     {@title = #LOC_SR_Wing_02_title    }" calcext:value-type="string">
            <text:p>@PART[SR_Wing_02]:NEEDS[RationalResourcesParts] <text:s text:c="4"/>{@title = #LOC_SR_Wing_02_title <text:s text:c="3"/>}</text:p>
          </table:table-cell>
          <table:table-cell table:formula="of:=COM.MICROSOFT.CONCAT(&quot;#LOC_&quot;;[$names.$C33];&quot;_title = &quot;;[$titles.$C33];&quot;    // &quot;;[$titles.$C33])" office:value-type="string" office:string-value="#LOC_SR_Wing_02_title = Rocket fin (medium)    // Rocket fin (medium)" calcext:value-type="string">
            <text:p>#LOC_SR_Wing_02_title = Rocket fin (medium) <text:s text:c="3"/>// Rocket fin (medium)</text:p>
          </table:table-cell>
        </table:table-row>
        <table:table-row table:style-name="ro1">
          <table:table-cell/>
          <table:table-cell table:formula="of:=COM.MICROSOFT.CONCAT([.$A$2];[$names.$C34];[.$A$3];[.$A$7];[.$A$4];[$names.$C34];[.$A$5])" office:value-type="string" office:string-value="@PART[SR_Wing_03]:NEEDS[RationalResourcesParts]     {@title = #LOC_SR_Wing_03_title    }" calcext:value-type="string">
            <text:p>@PART[SR_Wing_03]:NEEDS[RationalResourcesParts] <text:s text:c="4"/>{@title = #LOC_SR_Wing_03_title <text:s text:c="3"/>}</text:p>
          </table:table-cell>
          <table:table-cell table:formula="of:=COM.MICROSOFT.CONCAT(&quot;#LOC_&quot;;[$names.$C34];&quot;_title = &quot;;[$titles.$C34];&quot;    // &quot;;[$titles.$C34])" office:value-type="string" office:string-value="#LOC_SR_Wing_03_title = Rocket fin (small)    // Rocket fin (small)" calcext:value-type="string">
            <text:p>#LOC_SR_Wing_03_title = Rocket fin (small) <text:s text:c="3"/>// Rocket fin (small)</text:p>
          </table:table-cell>
        </table:table-row>
        <table:table-row table:style-name="ro1">
          <table:table-cell/>
          <table:table-cell table:formula="of:=COM.MICROSOFT.CONCAT([.$A$2];[$names.$C35];[.$A$3];[.$A$7];[.$A$4];[$names.$C35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35];&quot;_title = &quot;;[$titles.$C35];&quot;    // &quot;;[$titles.$C35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/>
          <table:table-cell table:formula="of:=COM.MICROSOFT.CONCAT([.$A$2];[$names.$C36];[.$A$3];[.$A$7];[.$A$4];[$names.$C36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36];&quot;_title = &quot;;[$titles.$C36];&quot;    // &quot;;[$titles.$C36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/>
          <table:table-cell table:formula="of:=COM.MICROSOFT.CONCAT([.$A$2];[$names.$C37];[.$A$3];[.$A$7];[.$A$4];[$names.$C37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37];&quot;_title = &quot;;[$titles.$C37];&quot;    // &quot;;[$titles.$C37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/>
          <table:table-cell table:formula="of:=COM.MICROSOFT.CONCAT([.$A$2];[$names.$C38];[.$A$3];[.$A$7];[.$A$4];[$names.$C38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38];&quot;_title = &quot;;[$titles.$C38];&quot;    // &quot;;[$titles.$C38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39];&quot;_title = &quot;;[$titles.$C39];&quot;    // &quot;;[$titles.$C39])" office:value-type="string" office:string-value="#LOC__title =     // " calcext:value-type="string">
            <text:p>#LOC__title = <text:s text:c="4"/>// </text:p>
          </table:table-cell>
        </table:table-row>
      </table:table>
      <table:table table:name="name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SR_Adapte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Adapter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Aerospik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Aerospik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Battery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Battery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CargoChut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CargoChut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CargoDrogueChut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CargoDrogueChut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Decoupler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Decoupler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ridFin_01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_Gridfin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ridFin_02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_Gridfin_02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ridFin_03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_Gridfin_03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yro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Gyroscop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InlineProb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InlineProb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LaunchStick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LaunchStick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NoseCone_3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Nosecone_3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NoseCone_62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Nosecone_62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ckChute_3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ckChute_3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2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_02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3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_03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4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_04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Fairing_3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Fairing_3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Fairing_62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Fairing_62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Truss_3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Truss_3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Truss_625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ayloadTruss_625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robeCor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ProbeCor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Rocket_35_0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Rocket_35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Rocket_35_02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Rocket_35_02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Rocket_625_0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Rocket_625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Stack_Battery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Stack_Battery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Tank_35_0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Tank_35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Tank_625_0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Tank_625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Wing_01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Wing_01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Wing_02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Wing_02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Wing_03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_Wing_03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</table:table-row>
      </table:table>
      <table:table table:name="title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_Adapter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nding Rocket Adapter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SR_Aerospike.cf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i Aerospike Engin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Battery.cf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i Battery Pack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CargoChute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vy Cargo Chut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CargoDrogueChute.cf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rgo Drogue Chut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Decoupler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i stack separator (0.3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ridFin_01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all GridFin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ridFin_02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ium GridFin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ridFin_03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 GridFin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Gyro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yroscope (Small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InlineProbe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-315 Probe Cor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LaunchStick.cf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unch Stick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NoseCone_35.cf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econe Parachute (0.3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NoseCone_625.cf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secone Parachute (0.62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ckChute_35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ck Chute (Small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1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terials Study Mini-Lab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2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gineering Test Bay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3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eorological Survey Packag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04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eronomy Sensor Array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Fairing_35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yload Fairing (0.3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Fairing_625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yload Fairing (0.62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Truss_35.cf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yload Truss (0.3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ayloadTruss_625.cf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yload Truss (0.625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ProbeCore.cf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vionics Package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Rocket_35_01.cf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RM-S Sounding Rocket Motor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Rocket_35_02.cf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RM-L Sounding Rocket Motor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Rocket_625_01.cf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RM-XL Sounding Rocket Motor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Stack_Battery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i Battery Pack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Tank_35_01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R-35A Fuel Tank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Tank_625_01.cf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R-625A Fuel Tank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Wing_01.cf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cket fin (large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Wing_02.cf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cket fin (medium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  <table:table-row table:style-name="ro1">
          <table:table-cell office:value-type="string" calcext:value-type="string">
            <text:p>SR_Wing_03.cf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cket fin (small)</text:p>
          </table:table-cell>
          <table:table-cell office:value-type="string" calcext:value-type="string">
            <text:p>C:\Users\User\Games\Kerbal Space Program 1.12.3\GameData\UmbraSpaceIndustries\SoundingRockets\Parts</text:p>
          </table:table-cell>
          <table:table-cell/>
          <table:table-cell office:value-type="string" calcext:value-type="string">
            <text:p>C:\Users\User\Games\Kerbal Space Program 1.12.3\GameData\UmbraSpaceIndustries\SoundingRockets\Parts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.00.0000</text:date>, <text:time style:data-style-name="N2" text:time-value="21:12:14.3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2-01-21T01:47:33.479000000</dc:date>
    <meta:editing-duration>PT8H59M37S</meta:editing-duration>
    <meta:editing-cycles>29</meta:editing-cycles>
    <meta:generator>LibreOffice/7.2.1.2$Windows_X86_64 LibreOffice_project/87b77fad49947c1441b67c559c339af8f3517e22</meta:generator>
    <meta:document-statistic meta:table-count="3" meta:cell-count="388" meta:object-count="0"/>
  </office:meta>
</office:document-meta>
</file>